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5cm" draw:marker-start-width="0.46cm" draw:marker-end-width="0.46cm" draw:fill="none" draw:textarea-horizontal-align="justify" draw:textarea-vertical-align="middle" draw:auto-grow-height="false" fo:min-height="4.702cm" fo:min-width="9.778cm" fo:padding-top="0.025cm" fo:padding-bottom="0.025cm" fo:padding-left="0.025cm" fo:padding-right="0.02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066cm" fo:min-width="0.066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-color="#ffff99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1cm" svg:y="1.221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custom-shape draw:style-name="gr2" draw:text-style-name="P2" draw:layer="layout" svg:width="9.808cm" svg:height="4.732cm" draw:transform="skewX (0.000174532925199424) rotate (-0.167377075266256) translate (1.629cm 1.1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092cm" svg:height="0.092cm" svg:x="6.018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447cm" svg:y1="3.308cm" svg:x2="11.605cm" svg:y2="5.192cm">
          <text:p/>
        </draw:line>
        <draw:line draw:style-name="gr4" draw:text-style-name="P4" draw:layer="layout" svg:x1="6.547cm" svg:y1="1.417cm" svg:x2="5.585cm" svg:y2="7.1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18-07-30T13:28:45.109000000</dc:date>
    <dc:language>en-US</dc:language>
    <meta:editing-cycles>13</meta:editing-cycles>
    <meta:editing-duration>PT7H42M56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